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36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7465cm"/>
    </style:style>
    <style:style style:name="co3" style:family="table-column">
      <style:table-column-properties fo:break-before="auto" style:column-width="2.413cm" style:use-optimal-column-width="true"/>
    </style:style>
    <style:style style:name="co4" style:family="table-column">
      <style:table-column-properties fo:break-before="auto" style:column-width="0.867833333333333cm"/>
    </style:style>
    <style:style style:name="co5" style:family="table-column">
      <style:table-column-properties fo:break-before="auto" style:column-width="0.6985cm"/>
    </style:style>
    <style:style style:name="co6" style:family="table-column">
      <style:table-column-properties fo:break-before="auto" style:column-width="0.508cm"/>
    </style:style>
    <style:style style:name="co7" style:family="table-column">
      <style:table-column-properties fo:break-before="auto" style:column-width="0.91016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olculer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2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2" table:style-name="ce1"/>
          <table:table-cell table:style-name="ce2"/>
          <table:table-cell table:number-columns-repeated="2" table:style-name="ce1"/>
          <table:table-cell office:value-type="string" table:style-name="ce1">
            <text:p>m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2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Parsel alanı</text:p>
          </table:table-cell>
          <table:table-cell table:style-name="ce1"/>
          <table:table-cell office:value-type="float" office:value="1768.44" table:style-name="ce2">
            <text:p>1.768,44</text:p>
          </table:table-cell>
          <table:table-cell table:style-name="ce1"/>
          <table:table-cell office:value-type="string" table:style-name="ce1">
            <text:p>ön bahçe 1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120" table:formula="of:=[.H3]*[.G3]" table:style-name="ce1">
            <text:p>120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bahçeler</text:p>
          </table:table-cell>
          <table:table-cell table:style-name="ce1"/>
          <table:table-cell office:value-type="float" office:value="600" table:formula="of:=[.I7]" table:style-name="ce2">
            <text:p>600,00</text:p>
          </table:table-cell>
          <table:table-cell table:style-name="ce1"/>
          <table:table-cell office:value-type="string" table:style-name="ce1">
            <text:p>ön bahçe 2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50" table:formula="of:=[.H4]*[.G4]" table:style-name="ce1">
            <text:p>150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inşaat yapılabilir alan</text:p>
          </table:table-cell>
          <table:table-cell table:style-name="ce1"/>
          <table:table-cell office:value-type="float" office:value="1168.44" table:formula="of:=[.D3]-[.D4]" table:style-name="ce2">
            <text:p>1.168,44</text:p>
          </table:table-cell>
          <table:table-cell table:style-name="ce1"/>
          <table:table-cell office:value-type="string" table:style-name="ce1">
            <text:p>arka bahçe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180" table:formula="of:=[.H5]*[.G5]" table:style-name="ce1">
            <text:p>180</text:p>
          </table:table-cell>
          <table:table-cell table:number-columns-repeated="16375"/>
        </table:table-row>
        <table:table-row table:style-name="ro2">
          <table:table-cell/>
          <table:table-cell table:number-columns-repeated="4" table:style-name="ce1"/>
          <table:table-cell office:value-type="string" table:style-name="ce1">
            <text:p>yan bahçe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50" table:formula="of:=[.H6]*[.G6]" table:style-name="ce1">
            <text:p>150</text:p>
          </table:table-cell>
          <table:table-cell table:number-columns-repeated="16375"/>
        </table:table-row>
        <table:table-row table:style-name="ro2">
          <table:table-cell/>
          <table:table-cell table:number-columns-repeated="7" table:style-name="ce1"/>
          <table:table-cell office:value-type="float" office:value="600" table:formula="of:=SUM([.I3:.I6])" table:style-name="ce1">
            <text:p>600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1">
            <text:p>kapalı alan</text:p>
          </table:table-cell>
          <table:table-cell table:style-name="ce1"/>
          <table:table-cell office:value-type="float" office:value="700" table:style-name="ce2">
            <text:p>700,00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">
            <text:p>kentsel dönüşüm</text:p>
          </table:table-cell>
          <table:table-cell office:value-type="percentage" office:value="0.15" table:style-name="ce3">
            <text:p>%15,00</text:p>
          </table:table-cell>
          <table:table-cell office:value-type="float" office:value="105" table:formula="of:=[.D8]*[.C9]" table:style-name="ce1">
            <text:p>105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">
            <text:p>emsal</text:p>
          </table:table-cell>
          <table:table-cell office:value-type="percentage" office:value="0.4" table:style-name="ce3">
            <text:p>%40,00</text:p>
          </table:table-cell>
          <table:table-cell office:value-type="float" office:value="707.37600000000009" table:formula="of:=[.D3]*[.C10]" table:style-name="ce2">
            <text:p>707,38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">
            <text:p>Emsal + % 15</text:p>
          </table:table-cell>
          <table:table-cell table:style-name="ce3"/>
          <table:table-cell office:value-type="float" office:value="812.37600000000009" table:formula="of:=[.D10]+[.D9]" table:style-name="ce2">
            <text:p>812,38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">
            <text:p>balkon alanı</text:p>
          </table:table-cell>
          <table:table-cell office:value-type="percentage" office:value="0.2" table:style-name="ce3">
            <text:p>%20,00</text:p>
          </table:table-cell>
          <table:table-cell office:value-type="float" office:value="141.47520000000003" table:formula="of:=[.D10]*[.C13]" table:style-name="ce2">
            <text:p>141,48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Kat 3 alanı</text:p>
          </table:table-cell>
          <table:table-cell table:style-name="ce1"/>
          <table:table-cell office:value-type="float" office:value="953.85120000000006" table:formula="of:=[.D11]+[.D13]" table:style-name="ce2">
            <text:p>953,85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">
            <text:p>Kat 2 alanı</text:p>
          </table:table-cell>
          <table:table-cell table:style-name="ce1"/>
          <table:table-cell office:value-type="float" office:value="953.85120000000006" table:formula="of:=[.D15]" table:style-name="ce2">
            <text:p>953,85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">
            <text:p>Kat 1 alanı</text:p>
          </table:table-cell>
          <table:table-cell table:style-name="ce1"/>
          <table:table-cell office:value-type="float" office:value="953.85120000000006" table:formula="of:=[.D16]" table:style-name="ce2">
            <text:p>953,85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kat giriş alanı</text:p>
          </table:table-cell>
          <table:table-cell table:style-name="ce1"/>
          <table:table-cell office:value-type="float" office:value="812.37600000000009" table:formula="of:=[.D11]" table:style-name="ce2">
            <text:p>812,38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Bodrum 1 alanı</text:p>
          </table:table-cell>
          <table:table-cell table:style-name="ce1"/>
          <table:table-cell office:value-type="float" office:value="1168.44" table:formula="of:=[.D5]" table:style-name="ce2">
            <text:p>1.168,4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Katlar .alanı</text:p>
          </table:table-cell>
          <table:table-cell table:style-name="ce1"/>
          <table:table-cell office:value-type="float" office:value="4842.3696" table:formula="of:=SUM([.D15:.D20])" table:style-name="ce2">
            <text:p>4.842,37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irim fiyat tl / m2</text:p>
          </table:table-cell>
          <table:table-cell table:style-name="ce1"/>
          <table:table-cell office:value-type="float" office:value="15000" table:style-name="ce2">
            <text:p>15.000,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plam İnşaat Maliyeti</text:p>
          </table:table-cell>
          <table:table-cell table:style-name="ce1"/>
          <table:table-cell office:value-type="float" office:value="72635544" table:formula="of:=[.D22]*[.D21]" table:style-name="ce2">
            <text:p>72.635.544,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aire sayısı</text:p>
          </table:table-cell>
          <table:table-cell office:value-type="string" table:style-name="ce1">
            <text:p>40 m2 1+1</text:p>
          </table:table-cell>
          <table:table-cell office:value-type="float" office:value="60" table:style-name="ce2">
            <text:p>60,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işyeri</text:p>
          </table:table-cell>
          <table:table-cell office:value-type="string" table:style-name="ce1">
            <text:p>40 m2<text:s text:c="2"/></text:p>
          </table:table-cell>
          <table:table-cell office:value-type="float" office:value="20" table:style-name="ce2">
            <text:p>20,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oplam Bağımsız bölüm</text:p>
          </table:table-cell>
          <table:table-cell table:style-name="ce1"/>
          <table:table-cell office:value-type="float" office:value="80" table:formula="of:=[.D25]+[.D26]" table:style-name="ce2">
            <text:p>80,0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irim bğmsz blm maliyet</text:p>
          </table:table-cell>
          <table:table-cell table:style-name="ce1"/>
          <table:table-cell office:value-type="float" office:value="907944.3" table:formula="of:=[.D23]/[.D27]" table:style-name="ce2">
            <text:p>907.944,30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36">
      <number:text>%</number:text>
      <number:number number:decimal-places="2" number:min-decimal-places="2" number:min-integer-digits="1"/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3-02-24T06:02:38Z</meta:creation-date>
    <dc:date>2023-08-17T13:33:15Z</dc:date>
    <meta:editing-cycles>4</meta:editing-cycles>
    <meta:editing-duration>PT362S</meta:editing-duration>
  </office:meta>
</office:document-meta>
</file>